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D9000000FE08A4FCAA.svm" manifest:media-type=""/>
  <manifest:file-entry manifest:full-path="Pictures/2000000100000334000000FEE0E06D0D.svm" manifest:media-type=""/>
  <manifest:file-entry manifest:full-path="Pictures/20000001000004B900000129FE713D39.svm" manifest:media-type=""/>
  <manifest:file-entry manifest:full-path="Pictures/2000000100000395000000FE570F4F4C.svm" manifest:media-type=""/>
  <manifest:file-entry manifest:full-path="Pictures/20000001000000ED000000EDF78F3513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10000000000000200000002000309F1C.png" manifest:media-type="image/png"/>
  <manifest:file-entry manifest:full-path="Pictures/200000010000063D0000015F34315512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1CD0000012DBE74C9DE.svm" manifest:media-type=""/>
  <manifest:file-entry manifest:full-path="Pictures/2000000200000268000000D86F969404.eps" manifest:media-type=""/>
  <manifest:file-entry manifest:full-path="Pictures/20000001000000DD00000012A856DA5C.svm" manifest:media-type=""/>
  <manifest:file-entry manifest:full-path="Pictures/20000001000000FE000001038E021CBF.svm" manifest:media-type=""/>
  <manifest:file-entry manifest:full-path="Pictures/20000001000000E900000129D89EFC9E.svm" manifest:media-type=""/>
  <manifest:file-entry manifest:full-path="Pictures/2000000100000395000000FEAC1713AE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.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7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069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0.072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7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left(\beta+1 \right) 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6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242cm" svg:height="2.539cm" svg:x="2.744cm" svg:y="0.637cm">
          <draw:image xlink:href="Pictures/2000000200000268000000D86F969404.eps" xlink:type="simple" xlink:show="embed" xlink:actuate="onLoad">
            <text:p/>
          </draw:image>
        </draw:frame>
        <draw:frame draw:style-name="gr2" draw:text-style-name="P1" draw:layer="layout" svg:width="0.406cm" svg:height="0.253cm" svg:x="10.278cm" svg:y="0.594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299cm" svg:height="0.258cm" svg:x="2.339cm" svg:y="1.682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0.552cm" svg:height="0.36cm" svg:x="9.855cm" svg:y="1.448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1.099cm" svg:height="0.304cm" svg:x="9.877cm" svg:y="1.847cm">
          <draw:image xlink:href="Pictures/2000000100000395000000FE570F4F4C.svm" xlink:type="simple" xlink:show="embed" xlink:actuate="onLoad">
            <text:p/>
          </draw:image>
        </draw:frame>
        <draw:frame draw:style-name="gr6" draw:text-style-name="P1" draw:layer="layout" svg:width="1.099cm" svg:height="0.304cm" svg:x="3.291cm" svg:y="0.367cm">
          <draw:image xlink:href="Pictures/2000000100000395000000FEAC1713AE.svm" xlink:type="simple" xlink:show="embed" xlink:actuate="onLoad">
            <text:p/>
          </draw:image>
        </draw:frame>
        <draw:frame draw:style-name="gr7" draw:text-style-name="P1" draw:layer="layout" svg:width="1.181cm" svg:height="0.304cm" svg:x="4.364cm" svg:y="1.088cm">
          <draw:image xlink:href="Pictures/20000001000003D9000000FE08A4FCAA.svm" xlink:type="simple" xlink:show="embed" xlink:actuate="onLoad">
            <text:p/>
          </draw:image>
        </draw:frame>
        <draw:frame draw:style-name="gr8" draw:text-style-name="P1" draw:layer="layout" svg:width="0.486cm" svg:height="0.258cm" svg:x="5.984cm" svg:y="1.146cm">
          <draw:image xlink:href="Pictures/2000000100000196000000D88048B7F8.svm" xlink:type="simple" xlink:show="embed" xlink:actuate="onLoad">
            <text:p/>
          </draw:image>
        </draw:frame>
        <draw:frame draw:style-name="gr9" draw:text-style-name="P1" draw:layer="layout" svg:width="1.45cm" svg:height="0.355cm" svg:x="7.025cm" svg:y="1.49cm">
          <draw:image xlink:href="Pictures/20000001000004B900000129FE713D39.svm" xlink:type="simple" xlink:show="embed" xlink:actuate="onLoad">
            <text:p/>
          </draw:image>
        </draw:frame>
        <draw:frame draw:style-name="gr10" draw:text-style-name="P1" draw:layer="layout" svg:width="0.983cm" svg:height="0.304cm" svg:x="4.562cm" svg:y="2.346cm">
          <draw:image xlink:href="Pictures/2000000100000334000000FEE0E06D0D.svm" xlink:type="simple" xlink:show="embed" xlink:actuate="onLoad">
            <text:p/>
          </draw:image>
        </draw:frame>
        <draw:frame draw:style-name="gr11" draw:text-style-name="P1" draw:layer="layout" svg:width="1.915cm" svg:height="0.42cm" svg:x="3.63cm" svg:y="1.827cm">
          <draw:image xlink:href="Pictures/200000010000063D0000015F34315512.svm" xlink:type="simple" xlink:show="embed" xlink:actuate="onLoad">
            <text:p/>
          </draw:image>
        </draw:frame>
        <draw:frame draw:style-name="gr12" draw:text-style-name="P1" draw:layer="layout" svg:width="0.31cm" svg:height="0.289cm" svg:x="6.108cm" svg:y="1.8cm">
          <draw:image xlink:href="Pictures/2000000100000103000000F210DD7C79.svm" xlink:type="simple" xlink:show="embed" xlink:actuate="onLoad">
            <text:p/>
          </draw:image>
        </draw:frame>
        <draw:frame draw:style-name="gr13" draw:text-style-name="P1" draw:layer="layout" svg:width="0.304cm" svg:height="0.289cm" svg:x="4.926cm" svg:y="0.48cm">
          <draw:image xlink:href="Pictures/20000001000000FE000000F2E11C61C7.svm" xlink:type="simple" xlink:show="embed" xlink:actuate="onLoad">
            <text:p/>
          </draw:image>
        </draw:frame>
        <draw:frame draw:style-name="gr14" draw:text-style-name="P1" draw:layer="layout" svg:width="0.304cm" svg:height="0.31cm" svg:x="8.96cm" svg:y="0.451cm">
          <draw:image xlink:href="Pictures/20000001000000FE000001038E021CBF.svm" xlink:type="simple" xlink:show="embed" xlink:actuate="onLoad">
            <text:p/>
          </draw:image>
        </draw:frame>
        <draw:line draw:style-name="gr15" draw:text-style-name="P1" draw:layer="layout" svg:x1="9.419cm" svg:y1="1.072cm" svg:x2="9.012cm" svg:y2="1.072cm">
          <text:p/>
        </draw:line>
        <draw:frame draw:style-name="gr16" draw:text-style-name="P1" draw:layer="layout" svg:width="0.283cm" svg:height="0.283cm" svg:x="6.086cm" svg:y="0.793cm">
          <draw:image xlink:href="Pictures/20000001000000ED000000EDF78F3513.svm" xlink:type="simple" xlink:show="embed" xlink:actuate="onLoad">
            <text:p/>
          </draw:image>
        </draw:frame>
        <draw:frame draw:style-name="gr17" draw:text-style-name="P1" draw:layer="layout" svg:width="0.264cm" svg:height="0.02cm" svg:x="6.095cm" svg:y="1.594cm">
          <draw:image xlink:href="Pictures/20000001000000DD00000012A856DA5C.svm" xlink:type="simple" xlink:show="embed" xlink:actuate="onLoad">
            <text:p/>
          </draw:image>
        </draw:frame>
        <draw:frame draw:style-name="gr18" draw:text-style-name="P1" draw:layer="layout" svg:width="0.283cm" svg:height="0.355cm" svg:x="9.095cm" svg:y="1.181cm">
          <draw:image xlink:href="Pictures/20000001000000ED0000012970302B25.svm" xlink:type="simple" xlink:show="embed" xlink:actuate="onLoad">
            <text:p/>
          </draw:image>
        </draw:frame>
        <draw:line draw:style-name="gr15" draw:text-style-name="P1" draw:layer="layout" svg:x1="3.511cm" svg:y1="1.072cm" svg:x2="3.974cm" svg:y2="1.072cm">
          <text:p/>
        </draw:line>
        <draw:frame draw:style-name="gr19" draw:text-style-name="P1" draw:layer="layout" svg:width="0.278cm" svg:height="0.355cm" svg:x="3.514cm" svg:y="1.181cm">
          <draw:image xlink:href="Pictures/20000001000000E900000129D89EFC9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5T09:58:20</meta:creation-date>
    <meta:editing-duration>PT1H17M40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15T11:15:58</dc:date>
    <dc:creator>kkk </dc:creator>
    <meta:document-statistic meta:object-count="20"/>
    <meta:template xlink:type="simple" xlink:actuate="onRequest" xlink:title="kkkFigures" xlink:href="../../../../../.libreoffice/3/user/template/kkkFigures.otg" meta:date="2014-08-15T09:58:19"/>
  </office:meta>
</office:document-meta>
</file>